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" svg:font-family="Noto Sans SC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T7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Fonteparág.padrão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Fonteparág.padrão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paragraph-properties fo:break-before="page"/>
      <style:text-properties fo:font-weight="bold" style:font-weight-asian="bold" style:font-weight-complex="bold" fo:font-size="18pt" style:font-size-asian="18pt"/>
    </style:style>
    <style:style style:name="P15" style:parent-style-name="Standard" style:family="paragraph">
      <style:text-properties fo:font-weight="bold" style:font-weight-asian="bold" style:font-weight-complex="bold" fo:font-size="18pt" style:font-size-asian="18pt"/>
    </style:style>
    <style:style style:name="T16" style:parent-style-name="Fonteparág.padrão" style:family="text">
      <style:text-properties fo:color="#C9211E"/>
    </style:style>
    <style:style style:name="T17" style:parent-style-name="Fonteparág.padrão" style:family="text">
      <style:text-properties fo:color="#C9211E"/>
    </style:style>
    <style:style style:name="T18" style:parent-style-name="Fonteparág.padrão" style:family="text">
      <style:text-properties fo:color="#C9211E"/>
    </style:style>
    <style:style style:name="T19" style:parent-style-name="Fonteparág.padrão" style:family="text">
      <style:text-properties fo:color="#C9211E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list-style-name="LFO1" style:family="paragraph">
      <style:text-properties fo:font-weight="bold" style:font-weight-asian="bold" style:font-weight-complex="bold"/>
    </style:style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>
      <style:text-properties fo:font-weight="bold" style:font-weight-asian="bold" style:font-weight-complex="bold"/>
    </style:style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list-style-name="LFO2" style:family="paragraph"/>
    <style:style style:name="P34" style:parent-style-name="Standard" style:list-style-name="LFO2" style:family="paragraph"/>
    <style:style style:name="P35" style:parent-style-name="Standard" style:list-style-name="LFO2" style:family="paragraph"/>
    <style:style style:name="P36" style:parent-style-name="Standard" style:list-style-name="LFO2" style:family="paragraph"/>
    <style:style style:name="P37" style:parent-style-name="Standard" style:list-style-name="LFO2" style:family="paragraph"/>
    <style:style style:name="P38" style:parent-style-name="Standard" style:list-style-name="LFO2" style:family="paragraph"/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list-style-name="LFO3" style:family="paragraph"/>
    <style:style style:name="P41" style:parent-style-name="Standard" style:family="paragraph">
      <style:paragraph-properties fo:break-before="page"/>
    </style:style>
    <style:style style:name="T42" style:parent-style-name="Fonteparág.padrão" style:family="text">
      <style:text-properties fo:font-weight="bold" style:font-weight-asian="bold" style:font-weight-complex="bold" fo:font-size="18pt" style:font-size-asian="18pt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list-style-name="LFO4" style:family="paragraph"/>
    <style:style style:name="P45" style:parent-style-name="Standard" style:list-style-name="LFO4" style:family="paragraph"/>
    <style:style style:name="P46" style:parent-style-name="Standard" style:list-style-name="LFO4" style:family="paragraph"/>
    <style:style style:name="P47" style:parent-style-name="Standard" style:list-style-name="LFO4" style:family="paragraph"/>
    <style:style style:name="P48" style:parent-style-name="Standard" style:list-style-name="LFO4" style:family="paragraph"/>
    <style:style style:name="P49" style:parent-style-name="Standard" style:list-style-name="LFO4" style:family="paragraph"/>
    <style:style style:name="P50" style:parent-style-name="Standard" style:list-style-name="LFO4" style:family="paragraph"/>
    <style:style style:name="P51" style:parent-style-name="Standard" style:list-style-name="LFO4" style:family="paragraph"/>
    <style:style style:name="P52" style:parent-style-name="Standard" style:list-style-name="LFO4" style:family="paragraph"/>
    <style:style style:name="P53" style:parent-style-name="Standard" style:list-style-name="LFO4" style:family="paragraph"/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list-style-name="LFO5" style:family="paragraph"/>
    <style:style style:name="P56" style:parent-style-name="Standard" style:list-style-name="LFO5" style:family="paragraph"/>
    <style:style style:name="P57" style:parent-style-name="Standard" style:list-style-name="LFO5" style:family="paragraph"/>
    <style:style style:name="P58" style:parent-style-name="Standard" style:list-style-name="LFO5" style:family="paragraph"/>
    <style:style style:name="P59" style:parent-style-name="Standard" style:list-style-name="LFO5" style:family="paragraph"/>
    <style:style style:name="P60" style:parent-style-name="Standard" style:family="paragraph">
      <style:paragraph-properties fo:break-before="page"/>
    </style:style>
    <style:style style:name="T61" style:parent-style-name="Fonteparág.padrão" style:family="text">
      <style:text-properties fo:font-weight="bold" style:font-weight-asian="bold" style:font-weight-complex="bold" fo:font-size="18pt" style:font-size-asian="18pt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list-style-name="LFO6" style:family="paragraph"/>
    <style:style style:name="P64" style:parent-style-name="Standard" style:list-style-name="LFO6" style:family="paragraph"/>
    <style:style style:name="P65" style:parent-style-name="Standard" style:list-style-name="LFO6" style:family="paragraph"/>
    <style:style style:name="P66" style:parent-style-name="Standard" style:list-style-name="LFO6" style:family="paragraph"/>
    <style:style style:name="P67" style:parent-style-name="Standard" style:list-style-name="LFO6" style:family="paragraph"/>
    <style:style style:name="P68" style:parent-style-name="Standard" style:list-style-name="LFO6" style:family="paragraph"/>
    <style:style style:name="P69" style:parent-style-name="Standard" style:family="paragraph">
      <style:paragraph-properties fo:margin-left="0.4923in">
        <style:tab-stops/>
      </style:paragraph-properties>
    </style:style>
  </office:automatic-styles>
  <office:body>
    <office:text text:use-soft-page-breaks="true">
      <text:p text:style-name="P1"/>
      <text:p text:style-name="P2">Orientações</text:p>
      <text:p text:style-name="P3"/>
      <text:p text:style-name="P4">Etapa 1: Análise de requisitos</text:p>
      <text:p text:style-name="Standard"/>
      <text:p text:style-name="P5"><text:span text:style-name="T6">Descrição:</text:span><text:s/>Nessa etapa identifica-se os usuários e seus diferentes pontos de vista sobre o problema e influências. Então, desenha-se a visão geral do sistema a ser desenvolvido<text:s/>caracterizado pelas necessidades dos usuários.</text:p>
      <text:p text:style-name="Standard"/>
      <text:p text:style-name="Standard">Definir os<text:s/><text:span text:style-name="T7">Requisitos Funcionais</text:span>, ou seja, as funcionalidades do sistema.</text:p>
      <text:p text:style-name="Standard"/>
      <text:p text:style-name="Standard"><text:s/></text:p>
      <text:p text:style-name="Standard"/>
      <text:p text:style-name="P8">Etapa 2: Modelagem inicial do banco de dados</text:p>
      <text:p text:style-name="Standard"/>
      <text:p text:style-name="Standard"><text:span text:style-name="T9">Descrição:<text:s/></text:span>Definir as tabelas do banco de dados; os dados/atributos de cada tabela.</text:p>
      <text:p text:style-name="Standard"/>
      <text:p text:style-name="Standard">Obs.: Não se preocupem em seguir à risca o definido. Alterações são normais!</text:p>
      <text:p text:style-name="Standard"/>
      <text:p text:style-name="Standard"><text:s/></text:p>
      <text:p text:style-name="Standard"/>
      <text:p text:style-name="P10">Etapa 3: Desenvolvimento</text:p>
      <text:p text:style-name="Standard"/>
      <text:p text:style-name="Standard">Construção das Janelas do sistema com base nos requisitos.</text:p>
      <text:p text:style-name="Standard"/>
      <text:p text:style-name="Standard">Codificação da manipulação dos dados (regras de negócio). <text:s/></text:p>
      <text:p text:style-name="Standard"/>
      <text:p text:style-name="Standard"><text:s/></text:p>
      <text:p text:style-name="P11">Etapa 4: Testes</text:p>
      <text:p text:style-name="Standard"/>
      <text:p text:style-name="Standard">Descrição: Verificar a<text:s/><text:span text:style-name="T12">integridade</text:span><text:s/>dos dados ao salvar e recuperar do Banco de Dados.</text:p>
      <text:p text:style-name="Standard"/>
      <text:p text:style-name="Standard"><text:s text:c="2"/></text:p>
      <text:p text:style-name="Standard"><text:s/></text:p>
      <text:p text:style-name="P13">Referências:</text:p>
      <text:p text:style-name="Standard"/>
      <text:p text:style-name="Standard">https://opencadd.com.br/engenharia-de-requisitos-conheca-todas-as-etapas-do-processo/</text:p>
      <text:p text:style-name="Standard"/>
      <text:p text:style-name="Standard"/>
      <text:p text:style-name="Standard"/>
      <text:p text:style-name="P14">Fase 1: Análise de requisitos</text:p>
      <text:p text:style-name="P15"/>
      <text:p text:style-name="Standard">Nome do Projeto:<text:s/><text:span text:style-name="T16">Sistema para<text:s/></text:span><text:span text:style-name="T17">livraria</text:span></text:p>
      <text:p text:style-name="Standard"/>
      <text:p text:style-name="Standard"/>
      <text:p text:style-name="Standard">Nome do Sistema:<text:s/><text:span text:style-name="T18">Boosysk</text:span></text:p>
      <text:p text:style-name="Standard"/>
      <text:p text:style-name="Standard"/>
      <text:p text:style-name="Standard">Descrição do sistema:<text:s/><text:span text:style-name="T19">O sistema terá a capacidade de gerenciar as vendas de uma livraria. Terá também cadastramento de clientes, de funcionários, de fornecedores e do produto.</text:span></text:p>
      <text:p text:style-name="Standard"/>
      <text:p text:style-name="Standard"/>
      <text:p text:style-name="P20">Pesquisa das<text:s/>funcionalidades:</text:p>
      <text:p text:style-name="Standard"/>
      <text:list text:style-name="LFO1" text:continue-numbering="true">
        <text:list-item>
          <text:p text:style-name="P21">Sistemas similares:</text:p>
          <text:list text:continue-numbering="true">
            <text:list-item>
              <text:p text:style-name="P22">http://www.sistemaversa.com.br/?gclid=CjwKCAiA55mPBhBOEiwANmzoQlznj0eIn7nCzMFUP3mtA4RglyZVYcrLhsSOsUIbZGMh-gkbQCyAIhoCELQQAvD_BwE</text:p>
            </text:list-item>
            <text:list-item>
              <text:p text:style-name="P23">https://www.visualdsistemas.com.br/?Pagina2=Livraria%20Evangelica</text:p>
            </text:list-item>
          </text:list>
        </text:list-item>
        <text:list-item>
          <text:p text:style-name="P24">Requisitos interessantes:</text:p>
          <text:list text:continue-numbering="true">
            <text:list-item>
              <text:p text:style-name="P25">Tela de login</text:p>
            </text:list-item>
            <text:list-item>
              <text:p text:style-name="P26">Relatórios</text:p>
            </text:list-item>
            <text:list-item>
              <text:p text:style-name="P27">Controle<text:s/>de Caixa</text:p>
            </text:list-item>
            <text:list-item>
              <text:p text:style-name="P28">Controle de Estoque</text:p>
            </text:list-item>
            <text:list-item>
              <text:p text:style-name="P29">Cadastro de clientes</text:p>
            </text:list-item>
            <text:list-item>
              <text:p text:style-name="P30">Cadastro de fornecedores</text:p>
            </text:list-item>
            <text:list-item>
              <text:p text:style-name="P31">Cadastro de vendas e compras</text:p>
            </text:list-item>
          </text:list>
        </text:list-item>
      </text:list>
      <text:p text:style-name="Standard"/>
      <text:p text:style-name="Standard"/>
      <text:p text:style-name="P32">Requisitos básicos do sistema:</text:p>
      <text:list text:style-name="LFO2" text:continue-numbering="true">
        <text:list-item>
          <text:p text:style-name="P33">Cadastro de funcionários</text:p>
        </text:list-item>
        <text:list-item>
          <text:p text:style-name="P34">Tela de login</text:p>
        </text:list-item>
        <text:list-item>
          <text:p text:style-name="P35">Cadastro de Clientes</text:p>
        </text:list-item>
        <text:list-item>
          <text:p text:style-name="P36">Controle de Estoque</text:p>
          <text:list text:continue-numbering="true">
            <text:list-item>
              <text:p text:style-name="P37">Cadastro dos produtos</text:p>
            </text:list-item>
          </text:list>
        </text:list-item>
        <text:list-item>
          <text:p text:style-name="P38">Vendas</text:p>
        </text:list-item>
      </text:list>
      <text:p text:style-name="Standard"/>
      <text:p text:style-name="Standard"/>
      <text:p text:style-name="P39">Diferencial:</text:p>
      <text:list text:style-name="LFO3" text:continue-numbering="true">
        <text:list-item>
          <text:p text:style-name="P40">em construção...</text:p>
        </text:list-item>
      </text:list>
      <text:p text:style-name="Standard"/>
      <text:p text:style-name="Standard"/>
      <text:p text:style-name="P41"><text:span text:style-name="T42">Fase 2: Modelagem</text:span></text:p>
      <text:p text:style-name="Standard"/>
      <text:p text:style-name="Standard"/>
      <text:p text:style-name="P43">Tipos de dados e seus atributos:</text:p>
      <text:list text:style-name="LFO4" text:continue-numbering="true">
        <text:list-item>
          <text:p text:style-name="P44">Cliente</text:p>
          <text:list text:continue-numbering="true">
            <text:list-item>
              <text:p text:style-name="P45">id, nome, telefone, endereço, cpf</text:p>
            </text:list-item>
          </text:list>
        </text:list-item>
        <text:list-item>
          <text:p text:style-name="P46">Funcionário</text:p>
          <text:list text:continue-numbering="true">
            <text:list-item>
              <text:p text:style-name="P47">id, nome, email</text:p>
            </text:list-item>
          </text:list>
        </text:list-item>
        <text:list-item>
          <text:p text:style-name="P48">Produto</text:p>
          <text:list text:continue-numbering="true">
            <text:list-item>
              <text:p text:style-name="P49">id, nome, quantidade, preço de venda, preço de compra</text:p>
            </text:list-item>
          </text:list>
        </text:list-item>
        <text:list-item>
          <text:p text:style-name="P50">Venda</text:p>
          <text:list text:continue-numbering="true">
            <text:list-item>
              <text:p text:style-name="P51">id, Cliente, Funcionário, data, lista ItemVenda, valor total</text:p>
            </text:list-item>
          </text:list>
        </text:list-item>
        <text:list-item>
          <text:p text:style-name="P52">ItemVenda</text:p>
          <text:list text:continue-numbering="true">
            <text:list-item>
              <text:p text:style-name="P53">id, quantidade, Produto, valor = quantidade*Produto.preço_de_venda</text:p>
            </text:list-item>
          </text:list>
        </text:list-item>
      </text:list>
      <text:p text:style-name="Standard"/>
      <text:p text:style-name="Standard"/>
      <text:p text:style-name="P54">Modelagem do banco de dados:</text:p>
      <text:list text:style-name="LFO5" text:continue-numbering="true">
        <text:list-item>
          <text:p text:style-name="P55">Definição das tabelas:</text:p>
          <text:list text:continue-numbering="true">
            <text:list-item>
              <text:p text:style-name="P56">Cliente (id, nome, telefone, endereço, cpf)</text:p>
            </text:list-item>
            <text:list-item>
              <text:p text:style-name="P57">Funcionário (id, nome, email)</text:p>
            </text:list-item>
            <text:list-item>
              <text:p text:style-name="P58">Produto (id, nome, quantidade, preço de venda, preço de compra)</text:p>
            </text:list-item>
            <text:list-item>
              <text:p text:style-name="P59">Venda (id, cliente.id, funcionário.id, data, valor_total)</text:p>
            </text:list-item>
          </text:list>
        </text:list-item>
      </text:list>
      <text:p text:style-name="Standard"/>
      <text:p text:style-name="Standard"/>
      <text:p text:style-name="P60"><text:span text:style-name="T61">Fase 3: Desenvolvimento</text:span></text:p>
      <text:p text:style-name="Standard"/>
      <text:p text:style-name="Standard"/>
      <text:p text:style-name="Standard">Github:<text:s/>https://github.com/Gusrrocha/Sistema-para-livraria</text:p>
      <text:p text:style-name="Standard"/>
      <text:p text:style-name="P62">Etapas para a construção do sistema:</text:p>
      <text:list text:style-name="LFO6" text:continue-numbering="true">
        <text:list-item>
          <text:p text:style-name="P63">Gerenciamento de Clientes</text:p>
          <text:list text:continue-numbering="true">
            <text:list-item>
              <text:p text:style-name="P64">Inserir, editar, remover e listar</text:p>
            </text:list-item>
          </text:list>
        </text:list-item>
        <text:list-item>
          <text:p text:style-name="P65">Gerenciamento de Funcionários</text:p>
          <text:list text:continue-numbering="true">
            <text:list-item>
              <text:p text:style-name="P66">Inserir, editar, remover e listar</text:p>
            </text:list-item>
          </text:list>
        </text:list-item>
        <text:list-item>
          <text:p text:style-name="P67">Gerenciamento de Estoque</text:p>
          <text:list text:continue-numbering="true">
            <text:list-item>
              <text:p text:style-name="P68">Inserir,<text:s/>editar, remover e listar</text:p>
            </text:list-item>
          </text:list>
        </text:list-item>
      </text:list>
      <text:p text:style-name="Standard"/>
      <text:p text:style-name="Standard"/>
      <text:p text:style-name="P69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" svg:font-family="Noto Sans SC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SENAC - Serviço Nacional de Aprendizagem Comercial<draw:frame draw:z-index="251659264" draw:style-name="a0" draw:name="Figura1" text:anchor-type="paragraph" svg:x="5.75276in" svg:y="-0.04173in" svg:width="0.87913in" svg:height="0.51614in" style:rel-width="scale" style:rel-height="scale"><draw:image xlink:href="media/image1.png" xlink:type="simple" xlink:show="embed" xlink:actuate="onLoad"/><svg:title/><svg:desc/></draw:frame></text:p>
        <text:p text:style-name="Cabeçalho">Projeto Integrador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stavo Rocha</dc:creator>
    <meta:creation-date>2021-04-19T09:39:00Z</meta:creation-date>
    <dc:date>2022-01-19T22:35:00Z</dc:date>
    <meta:template xlink:href="Normal" xlink:type="simple"/>
    <meta:editing-cycles>10</meta:editing-cycles>
    <meta:editing-duration>PT11760S</meta:editing-duration>
    <meta:document-statistic meta:page-count="1" meta:paragraph-count="5" meta:word-count="418" meta:character-count="2674" meta:row-count="18" meta:non-whitespace-character-count="2261"/>
  </office:meta>
</office:document-meta>
</file>